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4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7" table:default-cell-style-name="Default"/>
        <table:table-column table:style-name="co5" table:number-columns-repeated="5" table:default-cell-style-name="Default"/>
        <table:table-column table:style-name="co4" table:number-columns-repeated="48" table:default-cell-style-name="Default"/>
        <table:table-column table:style-name="co6" table:default-cell-style-name="Default"/>
        <table:table-column table:style-name="co4" table:number-columns-repeated="31" table:default-cell-style-name="Default"/>
        <table:table-column table:style-name="co3" table:default-cell-style-name="Default"/>
        <table:table-column table:style-name="co4" table:number-columns-repeated="915" table:default-cell-style-name="Default"/>
        <table:table-row table:style-name="ro1">
          <table:table-cell office:value-type="string" calcext:value-type="string">
            <text:p>hash1_always_1 <text:s/></text:p>
          </table:table-cell>
          <table:table-cell office:value-type="float" office:value="0" calcext:value-type="float">
            <text:p>0</text:p>
          </table:table-cell>
          <table:table-cell office:value-type="float" office:value="14806" calcext:value-type="float">
            <text:p>14806</text:p>
          </table:table-cell>
          <table:table-cell table:number-columns-repeated="10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h2_ascii <text:s/>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848" calcext:value-type="float">
            <text:p>10848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h3_strlen <text:s/>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532" calcext:value-type="float">
            <text:p>532</text:p>
          </table:table-cell>
          <table:table-cell office:value-type="float" office:value="1068" calcext:value-type="float">
            <text:p>1068</text:p>
          </table:table-cell>
          <table:table-cell office:value-type="float" office:value="1559" calcext:value-type="float">
            <text:p>1559</text:p>
          </table:table-cell>
          <table:table-cell office:value-type="float" office:value="1922" calcext:value-type="float">
            <text:p>1922</text:p>
          </table:table-cell>
          <table:table-cell office:value-type="float" office:value="2030" calcext:value-type="float">
            <text:p>2030</text:p>
          </table:table-cell>
          <table:table-cell office:value-type="float" office:value="2047" calcext:value-type="float">
            <text:p>2047</text:p>
          </table:table-cell>
          <table:table-cell office:value-type="float" office:value="1703" calcext:value-type="float">
            <text:p>1703</text:p>
          </table:table-cell>
          <table:table-cell office:value-type="float" office:value="1389" calcext:value-type="float">
            <text:p>1389</text:p>
          </table:table-cell>
          <table:table-cell office:value-type="float" office:value="891" calcext:value-type="float">
            <text:p>891</text:p>
          </table:table-cell>
          <table:table-cell office:value-type="float" office:value="559" calcext:value-type="float">
            <text:p>559</text:p>
          </table:table-cell>
          <table:table-cell office:value-type="float" office:value="370" calcext:value-type="float">
            <text:p>370</text:p>
          </table:table-cell>
          <table:table-cell office:value-type="float" office:value="184" calcext:value-type="float">
            <text:p>184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h4_hash_sum <text:s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sh5_rol <text:s/>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sh6_ror <text:s/>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ash7_gnu <text:s/>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ash8_crc32 <text:s/>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formula="of:=[.A1]" office:value-type="string" office:string-value="hash1_always_1  " calcext:value-type="string">
            <text:p>hash1_always_1 <text:s/></text:p>
          </table:table-cell>
          <table:table-cell table:formula="of:=VAR([.$A1:.$AMJ1])" office:value-type="float" office:value="216404.379072049" calcext:value-type="float">
            <text:p>216404.379072049</text:p>
          </table:table-cell>
          <table:table-cell table:number-columns-repeated="1012"/>
        </table:table-row>
        <table:table-row table:style-name="ro1">
          <table:table-cell table:formula="of:=[.A2]" office:value-type="string" office:string-value="hash2_ascii  " calcext:value-type="string">
            <text:p>hash2_ascii <text:s/></text:p>
          </table:table-cell>
          <table:table-cell table:formula="of:=VAR([.$A2:.$AMJ2])" office:value-type="float" office:value="126212.983815147" calcext:value-type="float">
            <text:p>126212.983815147</text:p>
          </table:table-cell>
          <table:table-cell table:number-columns-repeated="1012"/>
        </table:table-row>
        <table:table-row table:style-name="ro1">
          <table:table-cell table:formula="of:=[.A3]" office:value-type="string" office:string-value="hash3_strlen  " calcext:value-type="string">
            <text:p>hash3_strlen <text:s/></text:p>
          </table:table-cell>
          <table:table-cell table:formula="of:=VAR([.$A3:.$AMJ3])" office:value-type="float" office:value="21565.1478467672" calcext:value-type="float">
            <text:p>21565.1478467672</text:p>
          </table:table-cell>
          <table:table-cell table:number-columns-repeated="1012"/>
        </table:table-row>
        <table:table-row table:style-name="ro1">
          <table:table-cell table:formula="of:=[.A4]" office:value-type="string" office:string-value="hash4_hash_sum  " calcext:value-type="string">
            <text:p>hash4_hash_sum <text:s/></text:p>
          </table:table-cell>
          <table:table-cell table:formula="of:=VAR([.$A4:.$AMJ4])" office:value-type="float" office:value="104.375119494009" calcext:value-type="float">
            <text:p>104.375119494009</text:p>
          </table:table-cell>
          <table:table-cell table:number-columns-repeated="1012"/>
        </table:table-row>
        <table:table-row table:style-name="ro1">
          <table:table-cell table:formula="of:=[.A5]" office:value-type="string" office:string-value="hash5_rol  " calcext:value-type="string">
            <text:p>hash5_rol <text:s/></text:p>
          </table:table-cell>
          <table:table-cell table:formula="of:=VAR([.$A5:.$AMJ5])" office:value-type="float" office:value="36.3790720631787" calcext:value-type="float">
            <text:p>36.3790720631787</text:p>
          </table:table-cell>
          <table:table-cell table:number-columns-repeated="1012"/>
        </table:table-row>
        <table:table-row table:style-name="ro1">
          <table:table-cell table:formula="of:=[.A6]" office:value-type="string" office:string-value="hash6_ror  " calcext:value-type="string">
            <text:p>hash6_ror <text:s/></text:p>
          </table:table-cell>
          <table:table-cell table:formula="of:=VAR([.$A6:.$AMJ6])" office:value-type="float" office:value="21.6794673200957" calcext:value-type="float">
            <text:p>21.6794673200957</text:p>
          </table:table-cell>
          <table:table-cell table:number-columns-repeated="1012"/>
        </table:table-row>
        <table:table-row table:style-name="ro1">
          <table:table-cell table:formula="of:=[.A7]" office:value-type="string" office:string-value="hash7_gnu  " calcext:value-type="string">
            <text:p>hash7_gnu <text:s/></text:p>
          </table:table-cell>
          <table:table-cell table:formula="of:=VAR([.$A7:.$AMJ7])" office:value-type="float" office:value="14.9877677153526" calcext:value-type="float">
            <text:p>14.9877677153526</text:p>
          </table:table-cell>
          <table:table-cell table:number-columns-repeated="1012"/>
        </table:table-row>
        <table:table-row table:style-name="ro1">
          <table:table-cell table:formula="of:=[.A8]" office:value-type="string" office:string-value="hash8_crc32  " calcext:value-type="string">
            <text:p>hash8_crc32 <text:s/></text:p>
          </table:table-cell>
          <table:table-cell table:formula="of:=VAR([.$A8:.$AMJ8])" office:value-type="float" office:value="14.7664238418349" calcext:value-type="float">
            <text:p>14.7664238418349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2T14:06:07.545518835</dc:date>
    <meta:editing-duration>PT2M44S</meta:editing-duration>
    <meta:editing-cycles>1</meta:editing-cycles>
    <meta:document-statistic meta:table-count="1" meta:cell-count="8128" meta:object-count="0"/>
    <meta:generator>LibreOffice/7.3.7.2$Linux_X86_64 LibreOffice_project/30$Build-2</meta:generator>
  </office:meta>
</office:document-meta>
</file>